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b06" officeooo:paragraph-rsid="00082b06"/>
    </style:style>
    <style:style style:name="P2" style:family="paragraph" style:parent-style-name="Standard">
      <style:text-properties officeooo:rsid="00095ac3" officeooo:paragraph-rsid="00095ac3"/>
    </style:style>
    <style:style style:name="P3" style:family="paragraph" style:parent-style-name="Standard">
      <style:text-properties fo:font-weight="bold" officeooo:rsid="0007452e" officeooo:paragraph-rsid="0007452e" style:font-weight-asian="bold" style:font-weight-complex="bold"/>
    </style:style>
    <style:style style:name="P4" style:family="paragraph" style:parent-style-name="Standard">
      <style:text-properties fo:font-weight="bold" officeooo:rsid="000a400e" officeooo:paragraph-rsid="000a400e" style:font-weight-asian="bold" style:font-weight-complex="bold"/>
    </style:style>
    <style:style style:name="P5" style:family="paragraph" style:parent-style-name="Standard">
      <style:text-properties fo:font-weight="bold" officeooo:rsid="000a50c9" officeooo:paragraph-rsid="000a50c9" style:font-weight-asian="bold" style:font-weight-complex="bold"/>
    </style:style>
    <style:style style:name="P6" style:family="paragraph" style:parent-style-name="Standard">
      <style:text-properties officeooo:rsid="000a400e" officeooo:paragraph-rsid="000a400e"/>
    </style:style>
    <style:style style:name="P7" style:family="paragraph" style:parent-style-name="Standard">
      <style:text-properties officeooo:rsid="000a50c9" officeooo:paragraph-rsid="000a50c9"/>
    </style:style>
    <style:style style:name="T1" style:family="text">
      <style:text-properties officeooo:rsid="00082b06"/>
    </style:style>
    <style:style style:name="T2" style:family="text">
      <style:text-properties officeooo:rsid="00095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, Songs, Legendary people, <text:span text:style-name="T2">Origin Stories</text:span> that refer to the continent <text:span text:style-name="T1">or to the current era</text:span>:</text:p>
      <text:p text:style-name="P3"/>
      <text:p text:style-name="P1">Chairman Tora</text:p>
      <text:p text:style-name="P2">Chairman Reto</text:p>
      <text:p text:style-name="P1">Airman Hector</text:p>
      <text:p text:style-name="P1">The Irate Monarch</text:p>
      <text:p text:style-name="P2">Creator Man Hi</text:p>
      <text:p text:style-name="P1"/>
      <text:p text:style-name="P1">The Arm of the Anchorite</text:p>
      <text:p text:style-name="P1">The Harmonic Tear</text:p>
      <text:p text:style-name="P1">The Charter of Moraine</text:p>
      <text:p text:style-name="P1">The China Tremor</text:p>
      <text:p text:style-name="P1">A Chrome Train</text:p>
      <text:p text:style-name="P2">Maria's Torch</text:p>
      <text:p text:style-name="P2">The Rat in the Machine</text:p>
      <text:p text:style-name="P2">The Amton Archer</text:p>
      <text:p text:style-name="P2">The Archer's Moan</text:p>
      <text:p text:style-name="P2">The Iceman and the Hart</text:p>
      <text:p text:style-name="P2">The Anemic Rat of Rho</text:p>
      <text:p text:style-name="P2">A Thin Roar Came from the North</text:p>
      <text:p text:style-name="P2">The Romance of the Hart and I</text:p>
      <text:p text:style-name="P2"/>
      <text:p text:style-name="P2">Antomcharee</text:p>
      <text:p text:style-name="P2">Mantamar</text:p>
      <text:p text:style-name="P2">Matroni Rike</text:p>
      <text:p text:style-name="P2"/>
      <text:p text:style-name="P6"/>
      <text:p text:style-name="P4">Evolution, Biology, Life Forms</text:p>
      <text:p text:style-name="P4"/>
      <text:p text:style-name="P6">Work on an alogorithm that will emulate evolutionary forces, with a particular focus on when sentient life forms emerge on a given planet. Along with that sort of "macro" approach to what life-forms to play with, consider ways to provide tools for the "gods" to help influence the direction of evolution. </text:p>
      <text:p text:style-name="P6"/>
      <text:p text:style-name="P6">And at the most detailed level, when generating individual actors within the game, an ability to edit/modify their characteristics:</text:p>
      <text:p text:style-name="P6"/>
      <text:p text:style-name="P6">* Appearance (face, body, size)</text:p>
      <text:p text:style-name="P6"/>
      <text:p text:style-name="P6">* Relationships (family, story, karma)</text:p>
      <text:p text:style-name="P6"/>
      <text:p text:style-name="P6">I expect that "karma" will be a key element tying the game together w/respect to life forms, actors, players...</text:p>
      <text:p text:style-name="P2"/>
      <text:p text:style-name="P2"/>
      <text:p text:style-name="P4">Player / NPC characteristics</text:p>
      <text:p text:style-name="P4"/>
      <text:p text:style-name="P6">* Include the typcial RPG stats and maybe a few additional ones, based on random "rolls of the die</text:p>
      <text:p text:style-name="P6"/>
      <text:p text:style-name="P6">"* Make adjustments based on the character's karmic inheritance</text:p>
      <text:p text:style-name="P6"><text:soft-page-break/></text:p>
      <text:p text:style-name="P6">* Include a family and clan tree</text:p>
      <text:p text:style-name="P6"/>
      <text:p text:style-name="P6">* Include national and regional characteristics </text:p>
      <text:p text:style-name="P6"/>
      <text:p text:style-name="P6">* Use something like a tarot-reading method to establish a deep background for personality, character and back story. <text:s/>This may also help to determine directions of the character's story-line arc. </text:p>
      <text:p text:style-name="P6"/>
      <text:p text:style-name="P6">* Provide for an interesting and complex name generator.</text:p>
      <text:p text:style-name="P6"/>
      <text:p text:style-name="P6">* To the extent possible, include at least some initial entanglements with organizations and insstitutions of various types. These should be adjusted based on historical epoch and so forth. </text:p>
      <text:p text:style-name="P6"/>
      <text:p text:style-name="P6">* Play with massive character populations, just like the idea with millions of stars, planets, etc. </text:p>
      <text:p text:style-name="P6"/>
      <text:p text:style-name="P6">* Also work on the dynamics of populations... "game of life" and all...</text:p>
      <text:p text:style-name="P1"/>
      <text:p text:style-name="P1"/>
      <text:p text:style-name="P1"><text:s/></text:p>
      <text:p text:style-name="P5">Terminology for local scenario</text:p>
      <text:p text:style-name="P5"/>
      <text:p text:style-name="P7">Modifying terminology from the original version to make things more modern, more ironic, funnier, etc....</text:p>
      <text:p text:style-name="P7"/>
      <text:p text:style-name="P7">Instead of "Church", "Solar Church", "Church of the Apocalypse" and so on, use the following terms:</text:p>
      <text:p text:style-name="P7"/>
      <text:p text:style-name="P7">Helioptic -- the community, organizations</text:p>
      <text:p text:style-name="P7"/>
      <text:p text:style-name="P7">Heliocastrophical -- the hierarchs</text:p>
      <text:p text:style-name="P7"/>
      <text:p text:style-name="P7">Heliocastron -- a high-level hierarch</text:p>
      <text:p text:style-name="P7"/>
      <text:p text:style-name="P7">Instead of "Guards":</text:p>
      <text:p text:style-name="P7">Watchers</text:p>
      <text:p text:style-name="P7">Specialists</text:p>
      <text:p text:style-name="P7">Basijii</text:p>
      <text:p text:style-name="P7">Flicks</text:p>
      <text:p text:style-name="P7">Agents</text:p>
      <text:p text:style-name="P7">Offic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titt</meta:initial-creator>
    <meta:creation-date>2015-02-16T09:50:14.535301155</meta:creation-date>
    <dc:date>2015-02-21T08:54:40.682655675</dc:date>
    <dc:creator>David Stitt</dc:creator>
    <meta:editing-duration>PT13M10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52" meta:word-count="391" meta:character-count="2447" meta:non-whitespace-character-count="2059"/>
  </office:meta>
</office:document-meta>
</file>